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  <style:text-properties fo:color="#000000" loext:opacity="100%"/>
    </style:style>
    <style:style style:name="P3" style:family="paragraph" style:parent-style-name="Heading_20_3">
      <style:text-properties fo:color="#000000" loext:opacity="100%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paragraph-properties fo:text-align="justify" style:justify-single-word="false"/>
      <style:text-properties fo:color="#c9211e" loext:opacity="100%"/>
    </style:style>
    <style:style style:name="P6" style:family="paragraph" style:parent-style-name="Standard">
      <style:text-properties fo:color="#ff4000" loext:opacity="100%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>
      <style:paragraph-properties fo:text-align="justify" style:justify-single-word="false"/>
      <style:text-properties fo:color="#c9211e" loext:opacity="100%"/>
    </style:style>
    <style:style style:name="P18" style:family="paragraph" style:parent-style-name="Text_20_body">
      <style:paragraph-properties fo:text-align="justify" style:justify-single-word="false"/>
      <style:text-properties fo:color="#00a933" loext:opacity="100%"/>
    </style:style>
    <style:style style:name="P19" style:family="paragraph" style:parent-style-name="Text_20_body">
      <style:text-properties fo:color="#ff0000" loext:opacity="100%"/>
    </style:style>
    <style:style style:name="P20" style:family="paragraph" style:parent-style-name="Text_20_body">
      <style:text-properties fo:color="#ff4000" loext:opacity="100%"/>
    </style:style>
    <style:style style:name="P21" style:family="paragraph" style:parent-style-name="Text_20_body">
      <style:paragraph-properties fo:text-align="justify" style:justify-single-word="false"/>
      <style:text-properties fo:color="#ff4000" loext:opacity="100%"/>
    </style:style>
    <style:style style:name="P22" style:family="paragraph" style:parent-style-name="Text_20_body">
      <style:text-properties fo:color="#000000" loext:opacity="100%"/>
    </style:style>
    <style:style style:name="T1" style:family="text">
      <style:text-properties fo:color="#ff0000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ff4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Function-Based Views</text:span></text:h>
      <text:p text:style-name="P8">Function-based views are good for beginners. It is very easy to understand in comparison to class-based views. Initially when you want to focus on core fundamentals, using the function-based views gives the advantage to understand it. Let’s discuss some pros and cons of it. </text:p>
      <text:p text:style-name="P8"><text:span text:style-name="Strong_20_Emphasis">Pros:</text:span></text:p>
      <text:list xml:id="list2976524581" text:style-name="L1">
        <text:list-item>
          <text:p text:style-name="P9">Easy to read, understand and implement. </text:p>
        </text:list-item>
        <text:list-item>
          <text:p text:style-name="P9">Explicit code flow </text:p>
        </text:list-item>
        <text:list-item>
          <text:p text:style-name="P9">Straightforward usage of decorators. </text:p>
        </text:list-item>
        <text:list-item>
          <text:p text:style-name="P10">Good for the specialized functionality. </text:p>
        </text:list-item>
      </text:list>
      <text:p text:style-name="P8"><text:span text:style-name="Strong_20_Emphasis">Cons:</text:span></text:p>
      <text:list xml:id="list303006892" text:style-name="L2">
        <text:list-item>
          <text:p text:style-name="P11">Code redundancy and hard to extend </text:p>
        </text:list-item>
        <text:list-item>
          <text:p text:style-name="P12">Conditional branching will be used to handle HTTP methods. </text:p>
        </text:list-item>
      </text:list>
      <text:p text:style-name="P8"/>
      <text:h text:style-name="P1" text:outline-level="3">Step 1: Create a Django Project</text:h>
      <text:p text:style-name="P8">If you haven't created a Django project yet, you can do so using the following command:</text:p>
      <text:p text:style-name="P17">django-admin startproject myproject</text:p>
      <text:p text:style-name="P18">Replace "myproject" with your desired project name.</text:p>
      <text:h text:style-name="P2" text:outline-level="3">Step 2: Create a Django App</text:h>
      <text:p text:style-name="Text_20_body">Inside your project, create a Django app using the following command:</text:p>
      <text:p text:style-name="P5"><text:span text:style-name="Source_20_Text"><text:span text:style-name="T1">cd myproject</text:span></text:span></text:p>
      <text:p text:style-name="P4"><text:span text:style-name="Source_20_Text"><text:span text:style-name="T1">python manage.py startapp myapp</text:span></text:span></text:p>
      <text:h text:style-name="P2" text:outline-level="3">Step 3: Define a Function-Based View</text:h>
      <text:p text:style-name="P17"><text:span text:style-name="T2">Open the </text:span><text:span text:style-name="Source_20_Text"><text:span text:style-name="T2">views.py</text:span></text:span><text:span text:style-name="T2"> file inside your app directory (</text:span><text:span text:style-name="Source_20_Text"><text:span text:style-name="T2">myapp</text:span></text:span><text:span text:style-name="T2">) and define a simple function-based view. For example:</text:span></text:p>
      <text:p text:style-name="P17"># myapp/views.py</text:p>
      <text:p text:style-name="P17">from django.http import HttpResponse</text:p>
      <text:p text:style-name="P17"/>
      <text:p text:style-name="P17">def hello(request):</text:p>
      <text:p text:style-name="P17"><text:s text:c="4"/>return HttpResponse("Hello, Django!")</text:p>
      <text:h text:style-name="P2" text:outline-level="3">Step 4: Configure URL Patterns</text:h>
      <text:p text:style-name="Text_20_body">Open the <text:span text:style-name="Source_20_Text">urls.py</text:span> file inside your app directory (<text:span text:style-name="Source_20_Text">myapp</text:span>) and configure the URL pattern for your view:</text:p>
      <text:p text:style-name="P17"># myapp/urls.py</text:p>
      <text:p text:style-name="P17"><text:soft-page-break/>from django.urls import path</text:p>
      <text:p text:style-name="P17">from .views import hello</text:p>
      <text:p text:style-name="P17"/>
      <text:p text:style-name="P17">urlpatterns = [</text:p>
      <text:p text:style-name="P17"><text:s text:c="4"/>path('hello/', hello, name='hello'),</text:p>
      <text:p text:style-name="P17">]</text:p>
      <text:h text:style-name="P2" text:outline-level="3">Step 5: Include App URLs in Project URLs</text:h>
      <text:p text:style-name="Text_20_body">Open the <text:span text:style-name="Source_20_Text">urls.py</text:span> file in your project directory (<text:span text:style-name="Source_20_Text">myproject</text:span>) and include the URLs of your app:</text:p>
      <text:p text:style-name="P19"># myproject/urls.py</text:p>
      <text:p text:style-name="P19">from django.contrib import admin</text:p>
      <text:p text:style-name="P19">from django.urls import include, path</text:p>
      <text:p text:style-name="P19"/>
      <text:p text:style-name="P19">urlpatterns = [</text:p>
      <text:p text:style-name="P19"><text:s text:c="4"/>path('admin/', admin.site.urls),</text:p>
      <text:p text:style-name="P19"><text:s text:c="4"/>path('myapp/', include('myapp.urls')),</text:p>
      <text:p text:style-name="P19">]</text:p>
      <text:h text:style-name="P3" text:outline-level="3">Step 6: Run the Development Server</text:h>
      <text:p text:style-name="Text_20_body">Now, run the development server using the following command:</text:p>
      <text:p text:style-name="Text_20_body"><text:span text:style-name="T3">python manage.py runserver</text:span></text:p>
      <text:h text:style-name="P1" text:outline-level="3">Class-Based Views (CBVs):</text:h>
      <text:list xml:id="list2163807035" text:style-name="L3">
        <text:list-item>
          <text:p text:style-name="P13"><text:span text:style-name="Strong_20_Emphasis">Reusability and Mixins:</text:span></text:p>
          <text:list>
            <text:list-item>
              <text:p text:style-name="P14">CBVs encourage code reuse through the use of mixins. You can create a base class with common functionality and then inherit from it to build specialized views.</text:p>
            </text:list-item>
          </text:list>
        </text:list-item>
        <text:list-item>
          <text:p text:style-name="P13"><text:span text:style-name="Strong_20_Emphasis">Organized Code:</text:span></text:p>
          <text:list>
            <text:list-item>
              <text:p text:style-name="P14">CBVs allow you to organize your code in a more object-oriented way. Views can be grouped into classes, making it easier to manage and extend.</text:p>
            </text:list-item>
          </text:list>
        </text:list-item>
        <text:list-item>
          <text:p text:style-name="P13"><text:span text:style-name="Strong_20_Emphasis">Built-in Generic Views:</text:span></text:p>
          <text:list>
            <text:list-item>
              <text:p text:style-name="P14">Django provides a set of generic class-based views that cover common use cases (e.g., displaying a list of objects, displaying a single object). This can reduce the amount of boilerplate code you need to write.</text:p>
            </text:list-item>
          </text:list>
        </text:list-item>
        <text:list-item>
          <text:p text:style-name="P13"><text:span text:style-name="Strong_20_Emphasis">Functionality Through Inheritance:</text:span></text:p>
          <text:list>
            <text:list-item>
              <text:p text:style-name="P14">CBVs allow you to leverage the power of inheritance to extend or override behavior easily. This can lead to more maintainable and extensible code.</text:p>
            </text:list-item>
          </text:list>
        </text:list-item>
        <text:list-item>
          <text:p text:style-name="P13"><text:span text:style-name="Strong_20_Emphasis">Mixins:</text:span></text:p>
          <text:list>
            <text:list-item>
              <text:p text:style-name="P13"><text:soft-page-break/>CBVs support the use of mixins, which are reusable components that can be combined with views to add specific functionality.</text:p>
            </text:list-item>
          </text:list>
        </text:list-item>
      </text:list>
      <text:h text:style-name="P1" text:outline-level="3">Choosing Between FBVs and CBVs:</text:h>
      <text:list xml:id="list2138390888" text:style-name="L4">
        <text:list-item>
          <text:p text:style-name="P15"><text:span text:style-name="Strong_20_Emphasis">Project Requirements:</text:span></text:p>
          <text:list>
            <text:list-item>
              <text:p text:style-name="P16">For simpler projects or views, FBVs might be sufficient and easier to work with. For larger and more complex projects, CBVs might provide a more organized structure.</text:p>
            </text:list-item>
          </text:list>
        </text:list-item>
        <text:list-item>
          <text:p text:style-name="P15"><text:span text:style-name="Strong_20_Emphasis">Developer Preference:</text:span></text:p>
          <text:list>
            <text:list-item>
              <text:p text:style-name="P16">Some developers have a personal preference for one approach over the other. It's essential to consider the team's familiarity and comfort with each style.</text:p>
            </text:list-item>
          </text:list>
        </text:list-item>
        <text:list-item>
          <text:p text:style-name="P15"><text:span text:style-name="Strong_20_Emphasis">Codebase Consistency:</text:span></text:p>
          <text:list>
            <text:list-item>
              <text:p text:style-name="P15">Consistency in the codebase is crucial. If a project already uses one approach, it might be beneficial to stick with that to maintain a consistent code style.</text:p>
            </text:list-item>
          </text:list>
        </text:list-item>
      </text:list>
      <text:h text:style-name="Heading_20_3" text:outline-level="3">Step 1: Create a Django Project</text:h>
      <text:p text:style-name="Text_20_body">If you haven't created a Django project yet, you can do so using the following command:</text:p>
      <text:p text:style-name="P20">django-admin startproject myproject</text:p>
      <text:h text:style-name="P1" text:outline-level="3">Step 2: Create a Django App</text:h>
      <text:p text:style-name="Text_20_body">Inside your project, create a Django app using the following command:</text:p>
      <text:p text:style-name="P21">cd myproject</text:p>
      <text:p text:style-name="P21">python manage.py startapp myapp</text:p>
      <text:h text:style-name="Heading_20_3" text:outline-level="3">Step 3: Define a Class-Based View</text:h>
      <text:p text:style-name="Text_20_body">Open the <text:span text:style-name="Source_20_Text">views.py</text:span> file inside your app directory (<text:span text:style-name="Source_20_Text">myapp</text:span>) and define a simple class-based view. For example:</text:p>
      <text:p text:style-name="P6"># myapp/views.py</text:p>
      <text:p text:style-name="P6">from django.views import View</text:p>
      <text:p text:style-name="P6">from django.http import HttpResponse</text:p>
      <text:p text:style-name="P6"/>
      <text:p text:style-name="P6">class HelloView(View):</text:p>
      <text:p text:style-name="P6"><text:s text:c="4"/>def get(self, request):</text:p>
      <text:p text:style-name="P6"><text:s text:c="8"/>return HttpResponse("Hello, Django!")</text:p>
      <text:p text:style-name="P6"/>
      <text:h text:style-name="P3" text:outline-level="3">Step 4: Configure URL Patterns</text:h>
      <text:p text:style-name="Text_20_body">Open the <text:span text:style-name="Source_20_Text">urls.py</text:span> file inside your app directory (<text:span text:style-name="Source_20_Text">myapp</text:span>) and configure the URL pattern for your class-based view:</text:p>
      <text:p text:style-name="P6"># myapp/urls.py</text:p>
      <text:p text:style-name="P6">from django.urls import path</text:p>
      <text:p text:style-name="P6">from .views import HelloView</text:p>
      <text:p text:style-name="P6"/>
      <text:p text:style-name="P6">urlpatterns = [</text:p>
      <text:p text:style-name="P6"><text:soft-page-break/><text:s text:c="4"/>path('hello/', HelloView.as_view(), name='hello'),</text:p>
      <text:p text:style-name="P6">]</text:p>
      <text:p text:style-name="P6"/>
      <text:h text:style-name="P3" text:outline-level="3">Step 5: Include App URLs in Project URLs</text:h>
      <text:p text:style-name="Text_20_body"><text:span text:style-name="T2">Open the </text:span><text:span text:style-name="Source_20_Text"><text:span text:style-name="T2">urls.py</text:span></text:span><text:span text:style-name="T2"> file in your project directory (</text:span><text:span text:style-name="Source_20_Text"><text:span text:style-name="T2">myproject</text:span></text:span><text:span text:style-name="T2">) and include the URLs of your app:</text:span></text:p>
      <text:p text:style-name="P6"># myproject/urls.py</text:p>
      <text:p text:style-name="P6">from django.contrib import admin</text:p>
      <text:p text:style-name="P6">from django.urls import include, path</text:p>
      <text:p text:style-name="P6"/>
      <text:p text:style-name="P6">urlpatterns = [</text:p>
      <text:p text:style-name="P6"><text:s text:c="4"/>path('admin/', admin.site.urls),</text:p>
      <text:p text:style-name="P6"><text:s text:c="4"/>path('myapp/', include('myapp.urls')),</text:p>
      <text:p text:style-name="P6">]</text:p>
      <text:p text:style-name="P7"/>
      <text:h text:style-name="P3" text:outline-level="3">Step 6: Run the Development Server</text:h>
      <text:p text:style-name="P22">Now, run the development server using the following command:</text:p>
      <text:p text:style-name="P6">python manage.py runserv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12:33.634513859</meta:creation-date>
    <dc:date>2023-12-05T12:56:16.455756345</dc:date>
    <meta:editing-duration>PT2H22M20S</meta:editing-duration>
    <meta:editing-cycles>1</meta:editing-cycles>
    <meta:document-statistic meta:table-count="0" meta:image-count="0" meta:object-count="0" meta:page-count="4" meta:paragraph-count="97" meta:word-count="718" meta:character-count="4660" meta:non-whitespace-character-count="4014"/>
    <meta:generator>LibreOffice/7.3.7.2$Linux_X86_64 LibreOffice_project/30$Build-2</meta:generator>
  </office:meta>
</office:document-meta>
</file>